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vasShape-&gt;<text:span text:style-name="T1">HandleMouseDown</text:span></text:p>
      <text:p text:style-name="P1">Friction<text:span text:style-name="T1">-&gt;FrictionConstant</text:span></text:p>
      <text:p text:style-name="P1">BilliardGameContext<text:span text:style-name="T1">-&gt;PlayerMo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2S</meta:editing-duration>
    <meta:editing-cycles>5</meta:editing-cycles>
    <meta:generator>OpenOffice/4.1.6$Win32 OpenOffice.org_project/416m1$Build-9790</meta:generator>
    <dc:date>2020-11-27T17:19:52.50</dc:date>
    <dc:creator>Krzysztof Mazanek</dc:creator>
    <meta:document-statistic meta:table-count="0" meta:image-count="0" meta:object-count="0" meta:page-count="1" meta:paragraph-count="3" meta:word-count="3" meta:character-count="85"/>
    <meta:user-defined meta:name="Info 1"/>
    <meta:user-defined meta:name="Info 2"/>
    <meta:user-defined meta:name="Info 3"/>
    <meta:user-defined meta:name="Info 4"/>
  </office:meta>
</office:document-meta>
</file>